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3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.no</text:p>
          </table:table-cell>
          <table:table-cell table:style-name="Default" office:value-type="string" calcext:value-type="string">
            <text:p>Parc natural regiona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arc National des Ecri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arc National du Mercantour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arc National de la Vanois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arc National des Cévenn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arc National des Pyréné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arc Naturel des Vosges du nord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arc Naturel des Ballons des Vosge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ut-Jura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arc Naturel du Doubs Horloger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arc Naturel du Morvan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arc Naturel des Monts d’Ardèche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arc Naturel du Pilat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Livradois-Forez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arc Naturel des Volcans d’Auvergne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arc Naturel du Haut Languedoc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arc Naturel du Massif des Bauges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Parc Naturel de la Chartreuse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Parc Naturel du Vercors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Queyras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arc Naturel du Verdon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Parc Naturel du Luberon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Parc Naturel de la Corse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aint-giron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arc Naturel des Pyrénées Catalan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7-24T13:24:47.782000000</meta:creation-date>
    <dc:date>2023-07-24T13:58:58.534000000</dc:date>
    <meta:editing-duration>PT34M8S</meta:editing-duration>
    <meta:editing-cycles>6</meta:editing-cycles>
    <meta:generator>LibreOffice/6.3.4.2$Windows_X86_64 LibreOffice_project/60da17e045e08f1793c57c00ba83cdfce946d0aa</meta:generator>
    <meta:document-statistic meta:table-count="1" meta:cell-count="50" meta:object-count="0"/>
  </office:meta>
</office:document-meta>
</file>